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orkspaceManager.removeEventListener( Internal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OperationVisitorImpl.visit( Merg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rationVisitorImpl.visit( WorkspaceImpor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createDefinitionProvider( EffectiveNodeTypeProvider entProvi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Polling.ChangePolling( int poll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ItemSt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NodeTyp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unregisterNodeTypes( Name [ ] 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Hierarchy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registerNamespace( String prefix ,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isGranted( NodeState parentState , Path relPath , String [ ] a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OperationVisitorImpl.visit( ReorderNodes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Manager.updateEventFil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rationVisitorImpl.visit( AddNod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Manager.getWorkspac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execute( ChangeLog changeLo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1">
            <text:p text:style-name="Table_20_Contents">31</text:p>
          </table:table-cell>
        </table:table-row>
        <table:table-row>
          <table:table-cell office:value-type="string">
            <text:p text:style-name="Table_20_Contents">WorkspaceManager.isGranted( ItemState itemState , String [ ] ac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Manager.execute( ChangeLog change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hangePolling.run( )</text:p>
          </table:table-cell>
          <table:table-cell office:value-type="float" office:value="9">
            <text:p text:style-name="Table_20_Contents">9</text:p>
          </table:table-cell>
          <table:table-cell office:value-type="float" office:value="2">
            <text:p text:style-name="Table_20_Contents">2</text:p>
          </table:table-cell>
          <table:table-cell office:value-type="float" office:value="39">
            <text:p text:style-name="Table_20_Contents">39</text:p>
          </table:table-cell>
        </table:table-row>
        <table:table-row>
          <table:table-cell office:value-type="string">
            <text:p text:style-name="Table_20_Contents">WorkspaceManager.createChangeFeed( int pollTimeout , boolean enableObserv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Manager.createHierarchyManager( TransientItemStateFactory tisf , IdFactory idFacto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SupportedQuery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NamespaceRegistry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addEventListener( InternalEventListener listener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WorkspaceManager.getId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Clon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Manager.createHierarchyListener( HierarchyManager hierarchyMg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ionVisitorImpl.visit( AddProperty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Manager.dispos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OperationVisitorImpl.visit( LockReleas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Restore opera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WorkspaceManager.WorkspaceManager( RepositoryService service , SessionInfo sessionInfo , CacheBehaviour cacheBehaviour , int pollTimeout , boolean enableObserv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OperationVisitorImpl.visit( Remov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onEventReceived( EventBundle [ ] eventBundles , InternalEventListener [ ] lstnrs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6">
            <text:p text:style-name="Table_20_Contents">6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WorkspaceManager.addLockToken( String l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Lock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Manager.getLockToke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Nam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SetMixi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ResolveMergeConflic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Manager.getDefinitions( Name [ ] nodeTypeNam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SetPropertyValue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OperationVisitorImpl.visit( Update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OperationVisitorImpl.visit( RemoveLabel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Manager.canRemove( ItemState item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Manager.getPath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executeQuery( String statement , String language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createNodeTypeRegistry( NamespaceRegistry ns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WorkspaceManager.execute( Operation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OperationVisitorImpl.visit( Checkout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RegisteredNamespa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AllDefinit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createEventFilter( int eventTypes , Path path , boolean isDeep , String [ ] uuids , Name [ ] nodeTypes , boolean noLo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checkQueryStatement( String statement , String language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URI( String prefi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canRead( ItemState item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WorkspaceManager.getItemDefinition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AddLabel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Manager.unregisterNamespace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Checki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Manager.getPrefix( String ur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Move ope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rationVisitorImpl.visit( LockRefresh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Copy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Manager.registerNodeTypes( QNodeTypeDefinition [ ] nodeTyp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reregisterNodeTypes( QNodeTypeDefinition [ ] nodeTypeDe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EventFilters( Collection listen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WorkspaceManager.removeLockToken( String l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WorkspaceManager.getLockInfo( NodeId node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WorkspaceManager.getEffectiveNodeTyp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OperationVisitorImpl.visit( RemoveVers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orkspaceManager.createItemState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OperationVisitorImpl.execute( Operation workspace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orkspaceManager.canAccess( String workspac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OperationVisitorImpl.OperationVisitorImpl( SessionInfo session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